
<file path=META-INF/manifest.xml><?xml version="1.0" encoding="utf-8"?>
<manifest:manifest xmlns:xs="http://www.w3.org/2001/XMLSchema"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solid" draw:fill-color="#ffffff"/>
    </style:style>
    <style:style style:name="gr1" style:family="graphic">
      <style:graphic-properties draw:auto-grow-width="false" draw:auto-grow-height="false"/>
    </style:style>
    <style:style style:name="pr2" style:family="presentation">
      <style:graphic-properties draw:textarea-vertical-align="middle" fo:padding-top="0.127cm" fo:padding-bottom="0.127cm" fo:padding-left="0.254cm" fo:padding-right="0.254cm" draw:fill="none"/>
    </style:style>
    <style:style style:name="P3" style:family="paragraph">
      <style:paragraph-properties fo:line-height="90%" fo:text-align="left" fo:margin-left="0cm" fo:margin-right="0cm" fo:text-indent="0cm" fo:margin-top="0cm" fo:margin-bottom="0cm"/>
    </style:style>
    <style:style style:name="T4" style:family="text">
      <style:text-properties fo:color="#000000" style:text-outline="false" style:text-line-through-style="none" fo:font-family="'Calibri Light'" style:font-family-asian="'Microsoft YaHei'" style:font-family-complex="'Lucida Sans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7cm" fo:padding-bottom="0.127cm" fo:padding-left="0.254cm" fo:padding-right="0.254cm" draw:fill="none"/>
    </style:style>
    <text:list-style style:name="L7"/>
    <style:style style:name="P7" style:family="paragraph">
      <style:paragraph-properties fo:line-height="90%" fo:text-align="left" fo:margin-left="0cm" fo:margin-right="0cm" fo:text-indent="0cm" fo:margin-top="0cm" fo:margin-bottom="0.500000014417753cm"/>
    </style:style>
    <style:style style:name="T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9">
      <text:list-level-style-number text:level="1" style:num-format="1" style:num-suffix=".">
        <style:list-level-properties text:space-before="0cm" text:min-label-width="1.42899998462106cm"/>
        <style:text-properties fo:font-size="100%"/>
      </text:list-level-style-number>
    </text:list-style>
    <style:style style:name="P9" style:family="paragraph">
      <style:paragraph-properties fo:line-height="90%" fo:text-align="left" fo:margin-left="1.42899998462106cm" fo:margin-right="0cm" fo:text-indent="-1.42899998462106cm" fo:margin-top="0cm" fo:margin-bottom="0.500000014417753cm"/>
    </style:style>
    <style:style style:name="T10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11">
      <text:list-level-style-number text:level="1" style:num-format="1" style:num-suffix=".">
        <style:list-level-properties text:space-before="0cm" text:min-label-width="1.42899998462106cm"/>
        <style:text-properties fo:font-size="100%"/>
      </text:list-level-style-number>
    </text:list-style>
    <style:style style:name="P11" style:family="paragraph">
      <style:paragraph-properties fo:line-height="90%" fo:text-align="left" fo:margin-left="1.42899998462106cm" fo:margin-right="0cm" fo:text-indent="-1.42899998462106cm" fo:margin-top="0cm" fo:margin-bottom="0.500000014417753cm"/>
    </style:style>
    <style:style style:name="T12" style:family="text">
      <style:text-properties fo:color="#00b0f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13">
      <text:list-level-style-number text:level="1" style:num-format="1" style:num-suffix=".">
        <style:list-level-properties text:space-before="0cm" text:min-label-width="1.42899998462106cm"/>
        <style:text-properties fo:font-size="100%"/>
      </text:list-level-style-number>
    </text:list-style>
    <style:style style:name="P13" style:family="paragraph">
      <style:paragraph-properties fo:line-height="90%" fo:text-align="left" fo:margin-left="1.42899998462106cm" fo:margin-right="0cm" fo:text-indent="-1.42899998462106cm" fo:margin-top="0cm" fo:margin-bottom="0.500000014417753cm"/>
    </style:style>
    <style:style style:name="T14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text:list-style style:name="L15">
      <text:list-level-style-number text:level="1" style:num-format="1" style:num-suffix=".">
        <style:list-level-properties text:space-before="0cm" text:min-label-width="1.42899998462106cm"/>
        <style:text-properties fo:font-size="100%"/>
      </text:list-level-style-number>
    </text:list-style>
    <style:style style:name="P15" style:family="paragraph">
      <style:paragraph-properties fo:line-height="90%" fo:text-align="left" fo:margin-left="1.42899998462106cm" fo:margin-right="0cm" fo:text-indent="-1.42899998462106cm" fo:margin-top="0cm" fo:margin-bottom="0.500000014417753cm"/>
    </style:style>
    <style:style style:name="T16" style:family="text">
      <style:text-properties fo:color="#00b0f0" style:text-outline="false" style:text-line-through-style="none" fo:font-family="'Calibri'" style:font-family-asian="'Microsoft YaHei'" style:font-family-complex="'Lucida Sans'" fo:font-size="28pt" style:font-relief="none"/>
    </style:style>
  </office:automatic-styles>
  <office:body>
    <office:presentation>
      <draw:page draw:style-name="gp0" draw:master-page-name="MasterSlide_2147483683_Blank">
        <draw:frame draw:style-name="gr1" presentation:style-name="pr2" svg:x="2.32800058439961cm" svg:y="1.01399990772638cm" svg:width="29.2099996924213cm" svg:height="3.68200010765256cm" presentation:class="title" presentation:placeholder="true">
          <draw:text-box>
            <text:p text:style-name="P3"><text:span text:style-name="T4">NOTE: Text background is not available at PowerPoint.</text:span></text:p>
          </draw:text-box>
        </draw:frame>
        <draw:frame draw:style-name="gr5" presentation:style-name="pr6" svg:x="2.32800058439961cm" svg:y="5.07100016916831cm" svg:width="29.2099996924213cm" svg:height="12.0870000307579cm" presentation:class="outline" presentation:placeholder="true">
          <draw:text-box>
            <text:list text:style-name="L15">
              <text:list-item>
                <text:p text:style-name="P7"><text:span text:style-name="T8">We provide support for the following products:</text:span></text:p>
              </text:list-item>
              <text:list-item>
                <text:p text:style-name="P9"><text:span text:style-name="T10">Lumia 525</text:span></text:p>
              </text:list-item>
              <text:list-item>
                <text:p text:style-name="P11"><text:span text:style-name="T12">Lenovo G50</text:span></text:p>
              </text:list-item>
              <text:list-item>
                <text:p text:style-name="P13"><text:span text:style-name="T14">Pavilion G6</text:span></text:p>
              </text:list-item>
              <text:list-item>
                <text:p text:style-name="P15"><text:span text:style-name="T16">Nexus 5</text:span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/>
  <office:automatic-styles>
    <style:page-layout style:name="PM1">
      <style:page-layout-properties fo:page-width="33.8669998769685cm" fo:page-height="19.0500030757874cm" style:print-orientation="landscape"/>
    </style:page-layout>
    <style:page-layout style:name="PM2">
      <style:page-layout-properties fo:page-width="19.0500030757874cm" fo:page-height="33.8669998769685cm" style:print-orientation="portrait"/>
    </style:page-layout>
    <style:style style:name="gp3" style:family="drawing-page">
      <style:drawing-page-properties presentation:display-header="false" presentation:display-footer="false" presentation:display-page-number="false" presentation:display-date-time="false"/>
      <style:graphic-properties draw:fill="none"/>
    </style:style>
    <style:style style:name="gr0" style:family="graphic">
      <style:graphic-properties draw:auto-grow-width="false" draw:auto-grow-height="false"/>
    </style:style>
    <style:style style:name="pr1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" style:family="paragraph">
      <style:paragraph-properties fo:line-height="100%" fo:text-align="center" fo:margin-left="0cm" fo:margin-right="0cm" fo:text-indent="0cm" fo:margin-top="0cm" fo:margin-bottom="0cm"/>
    </style:style>
    <style:style style:name="T3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T4" style:family="text">
      <style:text-properties fo:color="#000000" style:text-outline="false" style:text-line-through-style="none" fo:font-family="'Arial'" style:font-family-asian="'Arial'" style:font-family-complex="'Arial'" fo:font-size="44pt" style:font-relief="none"/>
    </style:style>
    <style:style style:name="gr5" style:family="graphic">
      <style:graphic-properties draw:auto-grow-width="false" draw:auto-grow-height="false"/>
    </style:style>
    <style:style style:name="pr6" style:family="presentation">
      <style:graphic-properties fo:padding-top="0.126992125984252cm" fo:padding-bottom="0.126992125984252cm" fo:padding-left="0.253984251968504cm" fo:padding-right="0.253984251968504cm" draw:fill="none"/>
    </style:style>
    <text:list-style style:name="L7"/>
    <style:style style:name="P7" style:family="paragraph">
      <style:paragraph-properties fo:line-height="100%" fo:text-align="left" fo:margin-left="0.95244094488189cm" fo:margin-right="0cm" fo:text-indent="-0.95244094488189cm" fo:margin-top="-0.705511811023622cm" fo:margin-bottom="0cm"/>
    </style:style>
    <style:style style:name="T8" style:family="text">
      <style:text-properties fo:color="#000000" style:text-outline="false" style:text-line-through-style="none" fo:font-family="'Arial'" style:font-family-asian="'Arial'" style:font-family-complex="'Arial'" fo:font-size="32pt" style:font-relief="none"/>
    </style:style>
    <text:list-style style:name="L9"/>
    <style:style style:name="P9" style:family="paragraph">
      <style:paragraph-properties fo:line-height="100%" fo:text-align="left" fo:margin-left="2.06362204724409cm" fo:margin-right="0cm" fo:text-indent="-0.793700787401575cm" fo:margin-top="-0.705511811023622cm" fo:margin-bottom="0cm"/>
    </style:style>
    <style:style style:name="T10" style:family="text">
      <style:text-properties fo:color="#000000" style:text-outline="false" style:text-line-through-style="none" fo:font-family="'Arial'" style:font-family-asian="'Arial'" style:font-family-complex="'Arial'" fo:font-size="28pt" style:font-relief="none"/>
    </style:style>
    <text:list-style style:name="L11"/>
    <style:style style:name="P11" style:family="paragraph">
      <style:paragraph-properties fo:line-height="100%" fo:text-align="left" fo:margin-left="3.1748031496063cm" fo:margin-right="0cm" fo:text-indent="-0.63496062992126cm" fo:margin-top="-0.705511811023622cm" fo:margin-bottom="0cm"/>
    </style:style>
    <style:style style:name="T12" style:family="text">
      <style:text-properties fo:color="#000000" style:text-outline="false" style:text-line-through-style="none" fo:font-family="'Arial'" style:font-family-asian="'Arial'" style:font-family-complex="'Arial'" fo:font-size="24pt" style:font-relief="none"/>
    </style:style>
    <text:list-style style:name="L13"/>
    <style:style style:name="P13" style:family="paragraph">
      <style:paragraph-properties fo:line-height="100%" fo:text-align="left" fo:margin-left="4.44472440944882cm" fo:margin-right="0cm" fo:text-indent="-0.63496062992126cm" fo:margin-top="-0.705511811023622cm" fo:margin-bottom="0cm"/>
    </style:style>
    <style:style style:name="T14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text:list-style style:name="L15"/>
    <style:style style:name="P15" style:family="paragraph">
      <style:paragraph-properties fo:line-height="100%" fo:text-align="left" fo:margin-left="5.71464566929134cm" fo:margin-right="0cm" fo:text-indent="-0.63496062992126cm" fo:margin-top="-0.705511811023622cm" fo:margin-bottom="0cm"/>
    </style:style>
    <style:style style:name="T16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T17" style:family="text">
      <style:text-properties fo:color="#000000" style:text-outline="false" style:text-line-through-style="none" fo:font-family="'Arial'" style:font-family-asian="'Arial'" style:font-family-complex="'Arial'" fo:font-size="20pt" style:font-relief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0" style:family="paragraph">
      <style:paragraph-properties fo:line-height="100%" fo:text-align="left" fo:margin-left="0cm" fo:margin-right="0cm" fo:text-indent="0cm" fo:margin-top="0cm" fo:margin-bottom="0cm"/>
    </style:style>
    <style:style style:name="T21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2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23" style:family="graphic">
      <style:graphic-properties draw:auto-grow-width="false" draw:auto-grow-height="false"/>
    </style:style>
    <style:style style:name="pr24" style:family="presentation">
      <style:graphic-properties draw:fill="non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textarea-vertical-align="middle" fo:padding-top="0.126992125984252cm" fo:padding-bottom="0.126992125984252cm" fo:padding-left="0.253984251968504cm" fo:padding-right="0.253984251968504cm" draw:fill="none"/>
    </style:style>
    <style:style style:name="P27" style:family="paragraph">
      <style:paragraph-properties fo:line-height="100%" fo:text-align="right" fo:margin-left="0cm" fo:margin-right="0cm" fo:text-indent="0cm" fo:margin-top="0cm" fo:margin-bottom="0cm"/>
    </style:style>
    <style:style style:name="T2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29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30" style:family="graphic">
      <style:graphic-properties draw:auto-grow-width="false" draw:auto-grow-height="false"/>
    </style:style>
    <style:style style:name="pr31" style:family="presentation">
      <style:graphic-properties draw:textarea-vertical-align="middle" fo:padding-top="0.127cm" fo:padding-bottom="0.127cm" fo:padding-left="0.254cm" fo:padding-right="0.254cm" draw:fill="none"/>
    </style:style>
    <style:style style:name="P32" style:family="paragraph">
      <style:paragraph-properties fo:line-height="9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line-through-style="none" fo:font-family="'Calibri Light'" style:font-family-asian="'Microsoft YaHei'" style:font-family-complex="'Lucida Sans'" fo:font-size="44pt" style:font-relief="none"/>
    </style:style>
    <style:style style:name="gr34" style:family="graphic">
      <style:graphic-properties draw:auto-grow-width="false" draw:auto-grow-height="false"/>
    </style:style>
    <style:style style:name="pr35" style:family="presentation">
      <style:graphic-properties draw:textarea-vertical-align="middle" fo:padding-top="0.127cm" fo:padding-bottom="0.127cm" fo:padding-left="0.254cm" fo:padding-right="0.254cm" draw:fill="none"/>
    </style:style>
    <text:list-style style:name="L36">
      <text:list-level-style-bullet text:level="1" text:bullet-char="•">
        <style:list-level-properties text:space-before="0.634999990388164cm"/>
        <style:text-properties fo:font-family="'Arial'" fo:font-size="100%"/>
      </text:list-level-style-bullet>
    </text:list-style>
    <style:style style:name="P36" style:family="paragraph">
      <style:paragraph-properties fo:line-height="90%" fo:text-align="center" fo:margin-left="0.634999990388164cm" fo:margin-right="0cm" fo:text-indent="-0.634999990388164cm" fo:margin-top="0.353000007689468cm" fo:margin-bottom="0cm"/>
    </style:style>
    <style:style style:name="T37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8" style:family="text">
      <style:text-properties fo:color="#000000" style:text-outline="false" style:text-line-through-style="none" fo:font-family="'Calibri'" style:font-family-asian="'Microsoft YaHei'" style:font-family-complex="'Lucida Sans'" fo:font-size="28pt" style:font-relief="none"/>
    </style:style>
    <style:style style:name="T39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0" style:family="text">
      <style:text-properties fo:color="#000000" style:text-outline="false" style:text-line-through-style="none" fo:font-family="'Calibri'" style:font-family-asian="'Microsoft YaHei'" style:font-family-complex="'Lucida Sans'" fo:font-size="24pt" style:font-relief="none"/>
    </style:style>
    <style:style style:name="T41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2" style:family="text">
      <style:text-properties fo:color="#000000" style:text-outline="false" style:text-line-through-style="none" fo:font-family="'Calibri'" style:font-family-asian="'Microsoft YaHei'" style:font-family-complex="'Lucida Sans'" fo:font-size="20pt" style:font-relief="none"/>
    </style:style>
    <style:style style:name="T43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4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T45" style:family="text">
      <style:text-properties fo:color="#000000" style:text-outline="false" style:text-line-through-style="none" fo:font-family="'Calibri'" style:font-family-asian="'Microsoft YaHei'" style:font-family-complex="'Lucida Sans'" fo:font-size="18pt" style:font-relief="none"/>
    </style:style>
    <style:style style:name="gr46" style:family="graphic">
      <style:graphic-properties draw:auto-grow-width="false" draw:auto-grow-height="false"/>
    </style:style>
    <style:style style:name="pr47" style:family="presentation">
      <style:graphic-properties draw:fill="none"/>
    </style:style>
    <style:style style:name="gr48" style:family="graphic">
      <style:graphic-properties draw:auto-grow-width="false" draw:auto-grow-height="false"/>
    </style:style>
    <style:style style:name="pr49" style:family="presentation">
      <style:graphic-properties draw:fill="none"/>
    </style:style>
    <style:style style:name="gr50" style:family="graphic">
      <style:graphic-properties draw:auto-grow-width="false" draw:auto-grow-height="false"/>
    </style:style>
    <style:style style:name="pr51" style:family="presentation">
      <style:graphic-properties draw:fill="none"/>
    </style:style>
    <style:style style:name="gr52" style:family="graphic">
      <style:graphic-properties draw:auto-grow-width="false" draw:auto-grow-height="false"/>
    </style:style>
    <style:style style:name="pr53" style:family="presentation">
      <style:graphic-properties draw:fill="none"/>
    </style:style>
    <style:style style:name="gr54" style:family="graphic">
      <style:graphic-properties draw:auto-grow-width="false" draw:auto-grow-height="false"/>
    </style:style>
    <style:style style:name="pr55" style:family="presentation">
      <style:graphic-properties draw:fill="none"/>
    </style:style>
    <style:style style:name="P56" style:family="paragraph">
      <style:paragraph-properties fo:line-height="100%" fo:text-align="left" fo:margin-left="0cm" fo:margin-right="0cm" fo:text-indent="0cm" fo:margin-top="0cm" fo:margin-bottom="0cm"/>
    </style:style>
    <style:style style:name="T57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58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gr59" style:family="graphic">
      <style:graphic-properties draw:auto-grow-width="false" draw:auto-grow-height="false"/>
    </style:style>
    <style:style style:name="pr60" style:family="presentation">
      <style:graphic-properties draw:fill="none"/>
    </style:style>
    <style:style style:name="gr61" style:family="graphic">
      <style:graphic-properties draw:auto-grow-width="false" draw:auto-grow-height="false"/>
    </style:style>
    <style:style style:name="pr62" style:family="presentation">
      <style:graphic-properties draw:fill="none"/>
    </style:style>
    <style:style style:name="P63" style:family="paragraph">
      <style:paragraph-properties fo:line-height="100%" fo:text-align="right" fo:margin-left="0cm" fo:margin-right="0cm" fo:text-indent="0cm" fo:margin-top="0cm" fo:margin-bottom="0cm"/>
    </style:style>
    <style:style style:name="T64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  <style:style style:name="T65" style:family="text">
      <style:text-properties fo:color="#898989" style:text-outline="false" style:text-line-through-style="none" fo:font-family="'Arial'" style:font-family-asian="'Arial'" style:font-family-complex="'Arial'" fo:font-size="12pt" style:font-relief="none"/>
    </style:style>
  </office:automatic-styles>
  <office:master-styles>
    <style:master-page style:name="MasterSlide_2147483683_Blank" style:page-layout-name="PM1" draw:style-name="gp3">
      <style:header/>
      <style:footer/>
      <draw:frame draw:style-name="gr0" presentation:style-name="pr1" svg:x="1.26992125984252cm" svg:y="0.76283599132628cm" svg:width="22.8585826771654cm" svg:height="3.1748031496063cm" presentation:class="title" presentation:placeholder="true">
        <draw:text-box>
          <text:p text:style-name="P2"><text:span text:style-name="T3">Click to edit Master title style</text:span><text:span text:style-name="T4"/></text:p>
        </draw:text-box>
      </draw:frame>
      <draw:frame draw:style-name="gr5" presentation:style-name="pr6" svg:x="1.26992125984252cm" svg:y="4.44472387118602cm" svg:width="22.8585826771654cm" svg:height="12.5713396592028cm" presentation:class="outline" presentation:placeholder="true">
        <draw:text-box>
          <text:list text:style-name="L15">
            <text:list-item>
              <text:p text:style-name="P7"><text:span text:style-name="T8">Click to edit Master text styles</text:span></text:p>
            </text:list-item>
            <text:list-item>
              <text:p text:style-name="P9"><text:span text:style-name="T10">Second level</text:span></text:p>
            </text:list-item>
            <text:list-item/>
            <text:list-item>
              <text:list text:style-name="L11">
                <text:list-item>
                  <text:p text:style-name="P11"><text:span text:style-name="T12">Third level</text:span></text:p>
                </text:list-item>
              </text:list>
            </text:list-item>
            <text:list-item/>
            <text:list-item>
              <text:list text:style-name="L13">
                <text:list-item/>
                <text:list-item>
                  <text:list text:style-name="L13">
                    <text:list-item>
                      <text:p text:style-name="P13"><text:span text:style-name="T14">Fourth level</text:span></text:p>
                    </text:list-item>
                  </text:list>
                </text:list-item>
              </text:list>
            </text:list-item>
            <text:list-item/>
            <text:list-item>
              <text:list text:style-name="L15">
                <text:list-item/>
                <text:list-item>
                  <text:list text:style-name="L15">
                    <text:list-item/>
                    <text:list-item>
                      <text:list text:style-name="L15">
                        <text:list-item>
                          <text:p text:style-name="P15"><text:span text:style-name="T16">Fifth level</text:span><text:span text:style-name="T17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8" presentation:style-name="pr19" svg:x="1.26992125984252cm" svg:y="17.6554330708661cm" svg:width="5.92629921259843cm" svg:height="1.01417322834646cm" presentation:class="date-time" presentation:placeholder="true">
        <draw:text-box>
          <text:p text:style-name="P20"><text:span text:style-name="T21">11/7/2009</text:span><text:span text:style-name="T22"/></text:p>
        </draw:text-box>
      </draw:frame>
      <draw:frame draw:style-name="gr23" presentation:style-name="pr24" svg:x="8.67779527559055cm" svg:y="17.6554330708661cm" svg:width="8.04283464566929cm" svg:height="1.01417322834646cm" presentation:class="footer" presentation:placeholder="true">
        <draw:text-box/>
      </draw:frame>
      <draw:frame draw:style-name="gr25" presentation:style-name="pr26" svg:x="18.2022047244094cm" svg:y="17.6554330708661cm" svg:width="5.92629921259843cm" svg:height="1.01417322834646cm" presentation:class="page-number" presentation:placeholder="true">
        <draw:text-box>
          <text:p text:style-name="P27"><text:span text:style-name="T28">‹#›</text:span><text:span text:style-name="T29"/></text:p>
        </draw:text-box>
      </draw:frame>
      <draw:frame draw:style-name="gr30" presentation:style-name="pr31" svg:x="2.32800058439961cm" svg:y="1.01399990772638cm" svg:width="29.2099996924213cm" svg:height="3.68200010765256cm" presentation:class="title" presentation:placeholder="true">
        <draw:text-box>
          <text:p text:style-name="P32"><text:span text:style-name="T33">Click to edit Master title style</text:span></text:p>
        </draw:text-box>
      </draw:frame>
      <draw:frame draw:style-name="gr34" presentation:style-name="pr35" svg:x="2.32800058439961cm" svg:y="5.07100016916831cm" svg:width="29.2099996924213cm" svg:height="12.0870000307579cm" presentation:class="title" presentation:placeholder="true">
        <draw:text-box>
          <text:list text:style-name="L36">
            <text:list-item>
              <text:p text:style-name="P36"><text:span text:style-name="T37">Click to edit Master text styles</text:span><text:line-break/><text:span text:style-name="T39">Second level</text:span><text:line-break/><text:span text:style-name="T41">Third level</text:span><text:line-break/><text:span text:style-name="T43">Fourth level</text:span><text:line-break/><text:span text:style-name="T45">Fifth level</text:span></text:p>
            </text:list-item>
          </text:list>
        </draw:text-box>
      </draw:frame>
      <draw:frame draw:style-name="gr46" presentation:style-name="pr47" svg:x="2.32800004613681cm" svg:y="17.657000492126cm" svg:width="7.62000015378937cm" svg:height="1.01399997500923cm" presentation:class="date-time" presentation:placeholder="true">
        <draw:text-box/>
      </draw:frame>
      <draw:frame draw:style-name="gr48" presentation:style-name="pr49" svg:x="11.217999507874cm" svg:y="17.657000492126cm" svg:width="11.4299996924213cm" svg:height="1.01399997500923cm" presentation:class="footer" presentation:placeholder="true">
        <draw:text-box/>
      </draw:frame>
      <draw:frame draw:style-name="gr50" presentation:style-name="pr51" svg:x="23.9180001230315cm" svg:y="17.657000492126cm" svg:width="7.62000015378937cm" svg:height="1.01399997500923cm" presentation:class="page-number" presentation:placeholder="true">
        <draw:text-box/>
      </draw:frame>
      <draw:frame draw:style-name="gr52" presentation:style-name="pr53" svg:x="1.6930001230315cm" svg:y="4.45700003075787cm" svg:width="30.4789994463583cm" svg:height="12.5719995693898cm" presentation:class="outline" presentation:placeholder="true">
        <draw:text-box/>
      </draw:frame>
      <draw:frame draw:style-name="gr54" presentation:style-name="pr55" svg:x="1.26992125984252cm" svg:y="17.6554330708661cm" svg:width="5.92629921259843cm" svg:height="1.01417322834646cm" presentation:class="date-time" presentation:placeholder="true">
        <draw:text-box>
          <text:p text:style-name="P56"><text:span text:style-name="T57">Date</text:span><text:span text:style-name="T58"/></text:p>
        </draw:text-box>
      </draw:frame>
      <draw:frame draw:style-name="gr59" presentation:style-name="pr60" svg:x="8.67779527559055cm" svg:y="17.6554330708661cm" svg:width="8.04283464566929cm" svg:height="1.01417322834646cm" presentation:class="footer" presentation:placeholder="true">
        <draw:text-box/>
      </draw:frame>
      <draw:frame draw:style-name="gr61" presentation:style-name="pr62" svg:x="18.2022047244094cm" svg:y="17.6554330708661cm" svg:width="5.92629921259843cm" svg:height="1.01417322834646cm" presentation:class="page-number" presentation:placeholder="true">
        <draw:text-box>
          <text:p text:style-name="P63"><text:span text:style-name="T64">‹#›</text:span><text:span text:style-name="T65"/></text:p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57:53.0000000Z</meta:creation-date>
    <dc:date>2015-12-15T16:20:43.5200000</dc:date>
    <meta:print-date>2015-12-16T11:02:08.6042447+05:00</meta:print-date>
    <meta:editing-cycles>4</meta:editing-cycles>
    <meta:editing-duration>PT0H0M45S</meta:editing-duration>
  </office:meta>
</office:document-meta>
</file>